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MatchResult.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MatchResult.end( int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l5MatchResult.Perl5MatchResult( int grou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l5MatchResul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MatchResult.beginOffset( int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l5MatchResult.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l5MatchResult.begin( int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l5MatchResult.endOffset( int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l5MatchResult.group( int grou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